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7.svm" manifest:media-type=""/>
  <manifest:file-entry manifest:full-path="Pictures/TablePreview6.svm" manifest:media-type=""/>
  <manifest:file-entry manifest:full-path="Pictures/TablePreview1.svm" manifest:media-type=""/>
  <manifest:file-entry manifest:full-path="Pictures/100000000000001000000001D32C84ABC71FCAFD.png" manifest:media-type="image/png"/>
  <manifest:file-entry manifest:full-path="Pictures/TablePreview5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6" svg:font-family="Arial" style:font-family-generic="swiss" style:font-pitch="fixed"/>
    <style:font-face style:name="Courier New3" svg:font-family="'Courier New'" style:font-family-generic="swiss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2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413cm" fo:min-width="6.895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30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5" style:family="graphic" style:parent-style-name="standard" style:list-style-name="L5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7" style:family="graphic" style:parent-style-name="standard" style:list-style-name="L5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8" style:family="graphic" style:parent-style-name="standard" style:list-style-name="L6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9" style:family="graphic" style:parent-style-name="standard" style:list-style-name="L5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10" style:family="graphic" style:parent-style-name="standard" style:list-style-name="L5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1" style:family="graphic" style:parent-style-name="standard" style:list-style-name="L6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2" style:family="graphic" style:parent-style-name="standard" style:list-style-name="L5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13" style:family="graphic" style:parent-style-name="standard" style:list-style-name="L5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4" style:family="graphic" style:parent-style-name="standard" style:list-style-name="L6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5" style:family="graphic" style:parent-style-name="standard" style:list-style-name="L5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16" style:family="graphic" style:parent-style-name="standard" style:list-style-name="L5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7" style:family="graphic" style:parent-style-name="standard" style:list-style-name="L6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8" style:family="graphic" style:parent-style-name="standard">
      <style:graphic-properties draw:stroke="solid" svg:stroke-width="0.026cm" svg:stroke-color="#000000" draw:fill="bitmap" draw:fill-image-name="msFillBitmap_20_3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9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fill="bitmap" draw:fill-image-name="msFillBitmap_20_4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1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22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1.02cm" fo:min-width="4.157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000000" draw:fill="bitmap" draw:fill-image-name="msFillBitmap_20_4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4" style:family="graphic" style:parent-style-name="standard">
      <style:graphic-properties draw:stroke="solid" svg:stroke-width="0.026cm" svg:stroke-color="#000000" draw:fill="bitmap" draw:fill-image-name="msFillBitmap_20_5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5" style:family="graphic" style:parent-style-name="standard">
      <style:graphic-properties draw:stroke="solid" svg:stroke-width="0.026cm" svg:stroke-color="#000000" draw:fill="bitmap" draw:fill-image-name="msFillBitmap_20_6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6" style:family="graphic" style:parent-style-name="standard">
      <style:graphic-properties draw:stroke="solid" svg:stroke-width="0.071cm" svg:stroke-color="#00b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fill="bitmap" draw:fill-image-name="msFillBitmap_20_7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8" style:family="graphic" style:parent-style-name="standard">
      <style:graphic-properties draw:stroke="solid" svg:stroke-width="0.026cm" svg:stroke-color="#000000" draw:fill="bitmap" draw:fill-image-name="msFillBitmap_20_8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26cm" svg:stroke-color="#000000" draw:fill="bitmap" draw:fill-image-name="msFillBitmap_20_9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31" style:family="graphic" style:parent-style-name="standard">
      <style:graphic-properties draw:stroke="solid" svg:stroke-width="0.026cm" svg:stroke-color="#000000" draw:fill="bitmap" draw:fill-image-name="msFillBitmap_20_10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pr1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_5f_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_5f_-notes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793cm" fo:padding-top="0.134cm" fo:padding-bottom="0.134cm" fo:padding-left="0.269cm" fo:padding-right="0.269cm" fo:wrap-option="no-wrap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notes">
      <style:graphic-properties draw:fill-color="#ffffff" fo:min-height="13.364cm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solid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1" style:family="presentation" style:parent-style-name="כותרת_20_ותוכן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2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4" style:family="presentation" style:parent-style-name="כותרת_20_ותוכן_5f_-notes">
      <style:graphic-properties draw:fill-color="#ffffff" fo:min-height="13.364cm"/>
    </style:style>
    <style:style style:name="co1" style:family="table-column">
      <style:table-column-properties style:column-width="7.679cm" style:use-optimal-column-width="false"/>
    </style:style>
    <style:style style:name="co2" style:family="table-column">
      <style:table-column-properties style:column-width="8.431cm" style:use-optimal-column-width="false"/>
    </style:style>
    <style:style style:name="co3" style:family="table-column">
      <style:table-column-properties style:column-width="3.851cm" style:use-optimal-column-width="false"/>
    </style:style>
    <style:style style:name="co4" style:family="table-column">
      <style:table-column-properties style:column-width="1.872cm" style:use-optimal-column-width="false"/>
    </style:style>
    <style:style style:name="co5" style:family="table-column">
      <style:table-column-properties style:column-width="2.03cm" style:use-optimal-column-width="false"/>
    </style:style>
    <style:style style:name="co6" style:family="table-column">
      <style:table-column-properties style:column-width="2.063cm" style:use-optimal-column-width="false"/>
    </style:style>
    <style:style style:name="co7" style:family="table-column">
      <style:table-column-properties style:column-width="1.991cm" style:use-optimal-column-width="false"/>
    </style:style>
    <style:style style:name="ro1" style:family="table-row">
      <style:table-row-properties style:row-height="1.527cm"/>
    </style:style>
    <style:style style:name="ro2" style:family="table-row">
      <style:table-row-properties style:row-height="2.793cm"/>
    </style:style>
    <style:style style:name="ro3" style:family="table-row">
      <style:table-row-properties style:row-height="2.317cm"/>
    </style:style>
    <style:style style:name="ro4" style:family="table-row">
      <style:table-row-properties style:row-height="6.574cm"/>
    </style:style>
    <style:style style:name="ro5" style:family="table-row">
      <style:table-row-properties style:row-height="7.134cm"/>
    </style:style>
    <style:style style:name="ro6" style:family="table-row">
      <style:table-row-properties style:row-height="1.396cm"/>
    </style:style>
    <style:style style:name="ro7" style:family="table-row">
      <style:table-row-properties style:row-height="1.399cm"/>
    </style:style>
    <style:style style:name="ro8" style:family="table-row">
      <style:table-row-properties style:row-height="1.048cm"/>
    </style:style>
    <style:style style:name="ro9" style:family="table-row">
      <style:table-row-properties style:row-height="1.049cm"/>
    </style:style>
    <style:style style:name="ce1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ce3" style:family="table-cell">
      <style:paragraph-properties fo:text-align="center"/>
      <style:text-properties fo:color="#00cc00"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/>
      <style:text-properties fo:font-size="20pt" style:font-size-asian="20pt" style:font-size-complex="20pt"/>
    </style:style>
    <style:style style:name="ce5" style:family="table-cell">
      <style:text-properties fo:font-size="20pt" style:font-size-asian="20pt" style:font-size-complex="20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loext:graphic-properties draw:fill="none" draw:fill-color="#ffffff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P12" style:family="paragraph">
      <loext:graphic-properties draw:fill-color="#ffffff"/>
    </style:style>
    <style:style style:name="P13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5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6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margin-left="0cm" fo:margin-right="0cm" fo:margin-top="0.205cm" fo:margin-bottom="0cm" fo:line-height="12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8" style:family="paragraph">
      <style:paragraph-properties fo:text-align="center"/>
      <style:text-properties style:font-size-asian="20pt" style:font-size-complex="20pt"/>
    </style:style>
    <style:style style:name="P19" style:family="paragraph">
      <style:text-properties style:font-size-asian="20pt" style:font-size-complex="20pt"/>
    </style:style>
    <style:style style:name="P20" style:family="paragraph">
      <style:paragraph-properties fo:margin-top="0cm" fo:margin-bottom="0cm" fo:text-align="start"/>
    </style:style>
    <style:style style:name="P21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style:font-name="Courier New1" fo:font-size="26pt"/>
    </style:style>
    <style:style style:name="P25" style:family="paragraph">
      <style:paragraph-properties fo:margin-top="0cm" fo:margin-bottom="0cm" fo:line-height="100%" fo:text-align="start" style:writing-mode="lr-tb"/>
    </style:style>
    <style:style style:name="P2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Courier New1" fo:font-size="24pt"/>
    </style:style>
    <style:style style:name="P2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8" style:family="paragraph">
      <loext:graphic-properties draw:fill="bitmap" draw:fill-image-name="msFillBitmap_20_1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start" style:writing-mode="lr-tb" style:font-independent-line-spacing="true"/>
      <style:text-properties style:font-name="Courier New1" fo:font-size="24pt"/>
    </style:style>
    <style:style style:name="P29" style:family="paragraph">
      <style:paragraph-properties fo:margin-left="0.794cm" fo:margin-right="0cm" fo:margin-top="0cm" fo:margin-bottom="0cm" fo:line-height="90%" fo:text-align="start" fo:text-indent="-0.793cm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bitmap" draw:fill-image-name="msFillBitmap_20_2" draw:fill-image-width="0.394cm" draw:fill-image-height="0.024cm" style:repeat="repeat" draw:fill-image-ref-point-x="0%" draw:fill-image-ref-point-y="0%" draw:fill-image-ref-point="center"/>
      <style:paragraph-properties fo:margin-left="0.794cm" fo:margin-right="0cm" fo:margin-top="0cm" fo:margin-bottom="0cm" fo:line-height="90%" fo:text-align="start" fo:text-indent="-0.793cm" style:writing-mode="lr-tb" style:font-independent-line-spacing="true">
        <style:tab-stops>
          <style:tab-stop style:position="0cm"/>
        </style:tab-stops>
      </style:paragraph-properties>
      <style:text-properties style:font-name="Courier New1" fo:font-size="24pt" fo:font-weight="normal" style:font-weight-asian="normal" style:font-weight-complex="normal"/>
    </style:style>
    <style:style style:name="P31" style:family="paragraph">
      <loext:graphic-properties draw:fill="bitmap" draw:fill-image-name="msFillBitmap_20_2" draw:fill-image-width="0.394cm" draw:fill-image-height="0.024cm" style:repeat="repeat" draw:fill-image-ref-point-x="0%" draw:fill-image-ref-point-y="0%" draw:fill-image-ref-point="center"/>
      <style:paragraph-properties fo:margin-left="0.794cm" fo:margin-right="0cm" fo:margin-top="0cm" fo:margin-bottom="0cm" fo:line-height="90%" fo:text-align="start" fo:text-indent="-0.793cm" style:writing-mode="lr-tb" style:font-independent-line-spacing="true">
        <style:tab-stops>
          <style:tab-stop style:position="0cm"/>
        </style:tab-stops>
      </style:paragraph-properties>
      <style:text-properties style:font-name="Courier New1" fo:font-size="24pt"/>
    </style:style>
    <style:style style:name="P3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33" style:family="paragraph">
      <loext:graphic-properties draw:fill="bitmap" draw:fill-image-name="msFillBitmap_20_3" draw:fill-image-width="0.394cm" draw:fill-image-height="0.024cm" style:repeat="repeat" draw:fill-image-ref-point-x="0%" draw:fill-image-ref-point-y="0%" draw:fill-image-ref-point="center"/>
      <style:paragraph-properties fo:text-align="start" style:writing-mode="lr-tb" style:font-independent-line-spacing="true"/>
      <style:text-properties fo:font-size="24pt"/>
    </style:style>
    <style:style style:name="P34" style:family="paragraph">
      <loext:graphic-properties draw:fill="bitmap" draw:fill-image-name="msFillBitmap_20_4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5" style:family="paragraph">
      <loext:graphic-properties draw:fill="bitmap" draw:fill-image-name="msFillBitmap_20_4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7" style:family="paragraph">
      <style:paragraph-properties fo:margin-top="0cm" fo:margin-bottom="0cm" fo:line-height="120%" fo:text-align="start" style:writing-mode="lr-tb"/>
    </style:style>
    <style:style style:name="P38" style:family="paragraph">
      <loext:graphic-properties draw:fill="bitmap" draw:fill-image-name="msFillBitmap_20_5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9" style:family="paragraph">
      <loext:graphic-properties draw:fill="bitmap" draw:fill-image-name="msFillBitmap_20_6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40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41" style:family="paragraph">
      <loext:graphic-properties draw:fill="bitmap" draw:fill-image-name="msFillBitmap_20_7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42" style:family="paragraph">
      <loext:graphic-properties draw:fill="bitmap" draw:fill-image-name="msFillBitmap_20_8" draw:fill-image-width="0.394cm" draw:fill-image-height="0.024cm" style:repeat="repeat" draw:fill-image-ref-point-x="0%" draw:fill-image-ref-point-y="0%" draw:fill-image-ref-point="center"/>
      <style:paragraph-properties fo:text-align="start" style:writing-mode="lr-tb" style:font-independent-line-spacing="true"/>
      <style:text-properties fo:font-size="24pt"/>
    </style:style>
    <style:style style:name="P43" style:family="paragraph">
      <loext:graphic-properties draw:fill="bitmap" draw:fill-image-name="msFillBitmap_20_9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44" style:family="paragraph">
      <style:paragraph-properties fo:margin-left="0.794cm" fo:margin-right="0cm" fo:margin-top="0cm" fo:margin-bottom="0cm" fo:line-height="90%" fo:text-align="start" fo:text-indent="-0.793cm" style:writing-mode="rl-tb">
        <style:tab-stops>
          <style:tab-stop style:position="0cm"/>
        </style:tab-stops>
      </style:paragraph-properties>
    </style:style>
    <style:style style:name="P45" style:family="paragraph">
      <loext:graphic-properties draw:fill="bitmap" draw:fill-image-name="msFillBitmap_20_10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46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5" style:family="text">
      <style:text-properties fo:color="#0000ff" fo:font-size="40pt" style:font-size-asian="40pt" style:font-size-complex="40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8" style:family="text"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00cc00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8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5" style:family="text">
      <style:text-properties fo:font-variant="normal" fo:text-transform="none" fo:color="#8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7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8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9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ff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4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5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6" style:family="text">
      <style:text-properties fo:font-variant="normal" fo:text-transform="none" fo:color="#cc99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bold" style:letter-kerning="true" style:font-name-asian="Noto Sans CJK SC Regular" style:font-size-asian="24pt" style:font-style-asian="normal" style:font-weight-asian="bold" style:font-name-complex="Courier New1" style:font-size-complex="24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696464" style:text-outline="false" style:text-line-through-style="none" style:text-line-through-type="none" style:text-position="0% 100%" style:font-name="Arial1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40pt" style:language-asian="en" style:country-asian="US" style:font-style-asian="normal" style:font-weight-asian="normal" style:font-name-complex="Arial3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_5f_" presentation:presentation-page-layout-name="AL1T0">
        <office:forms form:automatic-focus="false" form:apply-design-mode="false"/>
        <draw:frame draw:name="Rectangle 1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</text:span><text:span text:style-name="T1">o</text:span><text:span text:style-name="T1">m</text:span><text:span text:style-name="T1">p</text:span><text:span text:style-name="T1">o</text:span><text:span text:style-name="T1">s</text:span><text:span text:style-name="T1">it</text:span><text:span text:style-name="T1">i</text:span><text:span text:style-name="T1">o</text:span><text:span text:style-name="T1">n </text:span><text:span text:style-name="T1">a</text:span><text:span text:style-name="T1">n</text:span><text:span text:style-name="T1">d </text:span><text:span text:style-name="T1">i</text:span><text:span text:style-name="T1">n</text:span><text:span text:style-name="T1">it</text:span><text:span text:style-name="T1">i</text:span><text:span text:style-name="T1">a</text:span><text:span text:style-name="T1">li</text:span><text:span text:style-name="T1">z</text:span><text:span text:style-name="T1">a</text:span><text:span text:style-name="T1">ti</text:span><text:span text:style-name="T1">o</text:span><text:span text:style-name="T1">n</text:span></text:p>
          </draw:text-box>
        </draw:frame>
        <draw:frame draw:name="כותרת משנה 3" presentation:style-name="pr2" draw:text-style-name="P4" draw:layer="layout" svg:width="17.779cm" svg:height="4.444cm" svg:x="4.573cm" svg:y="11.43cm">
          <draw:text-box>
            <text:p text:style-name="P3"><text:span text:style-name="T2"/></text:p>
            <text:list text:style-name="L1"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1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O</text:span><text:span text:style-name="T2">f</text:span><text:span text:style-name="T2">i</text:span><text:span text:style-name="T2">r</text:span><text:span text:style-name="T2"> </text:span><text:span text:style-name="T2">P</text:span><text:span text:style-name="T2">e</text:span><text:span text:style-name="T2">l</text:span><text:span text:style-name="T2">e</text:span></text:p>
              </text:list-item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2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M</text:span><text:span text:style-name="T2">i</text:span><text:span text:style-name="T2">r</text:span><text:span text:style-name="T2">i </text:span><text:span text:style-name="T2">B</text:span><text:span text:style-name="T2">e</text:span><text:span text:style-name="T2">n</text:span><text:span text:style-name="T2">-</text:span><text:span text:style-name="T2">N</text:span><text:span text:style-name="T2">i</text:span><text:span text:style-name="T2">s</text:span><text:span text:style-name="T2">s</text:span><text:span text:style-name="T2">a</text:span><text:span text:style-name="T2">n</text:span></text:p>
              </text:list-item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3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E</text:span><text:span text:style-name="T2">r</text:span><text:span text:style-name="T2">e</text:span><text:span text:style-name="T2">l </text:span><text:span text:style-name="T2">S</text:span><text:span text:style-name="T2">e</text:span><text:span text:style-name="T2">g</text:span><text:span text:style-name="T2">a</text:span><text:span text:style-name="T2">l</text:span><text:span text:style-name="T2">-</text:span><text:span text:style-name="T2">H</text:span><text:span text:style-name="T2">a</text:span><text:span text:style-name="T2">l</text:span><text:span text:style-name="T2">e</text:span><text:span text:style-name="T2">v</text:span><text:span text:style-name="T2">i</text:span></text:p>
              </text:list-item>
            </text:list>
          </draw:text-box>
        </draw:frame>
        <presentation:notes draw:style-name="dp2">
          <draw:custom-shape draw:name="Text Box 1" draw:style-name="gr1" draw:text-style-name="P5" draw:layer="layout" svg:width="7.394cm" svg:height="10.662cm" svg:x="6.165cm" svg:y="2.1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3" draw:text-style-name="P6" draw:layer="layout" svg:width="15.773cm" svg:height="12.787cm" svg:x="1.971cm" svg:y="13.507cm" presentation:class="notes" presentation:placeholder="true" presentation:user-transformed="true">
            <draw:text-box/>
          </draw:frame>
        </presentation:notes>
      </draw:page>
      <draw:page draw:name="The paramaterless ctor (aka default ctor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C</text:span><text:span text:style-name="T3">o</text:span><text:span text:style-name="T3">m</text:span><text:span text:style-name="T3">p</text:span><text:span text:style-name="T3">o</text:span><text:span text:style-name="T3">s</text:span><text:span text:style-name="T3">it</text:span><text:span text:style-name="T3">i</text:span><text:span text:style-name="T3">o</text:span><text:span text:style-name="T3">n</text:span><text:span text:style-name="T4"> </text:span></text:p>
          </draw:text-box>
        </draw:frame>
        <draw:frame draw:style-name="gr2" draw:text-style-name="P8" draw:layer="layout" svg:width="16.764cm" svg:height="6.551cm" svg:x="1.524cm" svg:y="2.136cm">
          <draw:text-box>
            <text:p><text:span text:style-name="T5">c</text:span><text:span text:style-name="T5">l</text:span><text:span text:style-name="T5">a</text:span><text:span text:style-name="T5">s</text:span><text:span text:style-name="T5">s</text:span><text:span text:style-name="T6"> </text:span><text:span text:style-name="T6">L</text:span><text:span text:style-name="T6">i</text:span><text:span text:style-name="T6">n</text:span><text:span text:style-name="T6">e </text:span><text:span text:style-name="T6">{</text:span></text:p>
            <text:p><text:span text:style-name="T6"><text:tab/></text:span><text:span text:style-name="T6">P</text:span><text:span text:style-name="T6">o</text:span><text:span text:style-name="T6">i</text:span><text:span text:style-name="T6">n</text:span><text:span text:style-name="T6">t </text:span><text:span text:style-name="T6">p</text:span><text:span text:style-name="T6">1</text:span><text:span text:style-name="T6">, </text:span><text:span text:style-name="T6">p</text:span><text:span text:style-name="T6">2</text:span><text:span text:style-name="T6">;</text:span></text:p>
            <text:p><text:span text:style-name="T6">}</text:span><text:span text:style-name="T6">;</text:span></text:p>
            <text:p><text:span text:style-name="T6"/></text:p>
          </draw:text-box>
        </draw:frame>
        <draw:frame draw:style-name="standard" draw:layer="layout" svg:width="16.109cm" svg:height="4.319cm" svg:x="8.537cm" svg:y="8.99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7">C++</text:span></text:p>
              </table:table-cell>
              <table:table-cell>
                <text:p text:style-name="P10"><text:span text:style-name="T7">Java</text:span></text:p>
              </table:table-cell>
            </table:table-row>
            <table:table-row table:style-name="ro2">
              <table:table-cell table:style-name="ce2">
                <text:p text:style-name="P11"><text:span text:style-name="T8"><text:s/></text:span><text:span text:style-name="T8">Members are </text:span><text:span text:style-name="T9">objects</text:span></text:p>
              </table:table-cell>
              <table:table-cell table:style-name="ce1">
                <text:p text:style-name="P10"><text:span text:style-name="T10"><text:s/></text:span><text:span text:style-name="T10">Members are </text:span><text:span text:style-name="T11">pointer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3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style-name="standard" draw:layer="layout" svg:width="23.788cm" svg:height="16.024cm" svg:x="1.089cm" svg:y="0.9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ce1">
              <table:table-cell/>
              <table:table-cell>
                <text:p text:style-name="P10"><text:span text:style-name="T7">C++</text:span></text:p>
              </table:table-cell>
              <table:table-cell>
                <text:p text:style-name="P10"><text:span text:style-name="T7">Java</text:span></text:p>
              </table:table-cell>
            </table:table-row>
            <table:table-row table:style-name="ro4" table:default-cell-style-name="ce1">
              <table:table-cell table:style-name="ce3">
                <text:p text:style-name="P15"><text:span text:style-name="T13">Stack:</text:span></text:p>
              </table:table-cell>
              <table:table-cell/>
              <table:table-cell/>
            </table:table-row>
            <table:table-row table:style-name="ro5" table:default-cell-style-name="ce1">
              <table:table-cell table:style-name="ce3">
                <text:p text:style-name="P15"><text:span text:style-name="T13">Heap:</text:span></text:p>
              </table:table-cell>
              <table:table-cell/>
              <table:table-cell>
                <text:p text:style-name="P10"><text:span text:style-name="T7">``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Rectangle 3" presentation:style-name="pr7" draw:text-style-name="P17" draw:layer="layout" svg:width="23.876cm" svg:height="1.27cm" svg:x="0.846cm" svg:y="17.018cm" presentation:class="outline" presentation:user-transformed="true">
          <draw:text-box>
            <text:p text:style-name="P16"><text:span text:style-name="T14">int </text:span><text:span text:style-name="T15">main () { <text:s/>Line line; } </text:span></text:p>
            <text:p text:style-name="P16"><text:span text:style-name="T15">…</text:span></text:p>
            <text:p text:style-name="P16"><text:span text:style-name="T15">delete pline;</text:span></text:p>
            <text:p text:style-name="P16"><text:span text:style-name="T15">}; </text:span></text:p>
          </draw:text-box>
        </draw:frame>
        <draw:frame draw:style-name="standard" draw:layer="layout" svg:width="3.85cm" svg:height="5.586cm" svg:x="11.192cm" svg:y="3.557cm">
          <table:table table:template-name="yellow" table:use-banding-rows-styles="true">
            <table:table-column table:style-name="co3"/>
            <table:table-row table:style-name="ro6">
              <table:table-cell table:style-name="ce4">
                <text:p text:style-name="P9"><text:span text:style-name="T16">line</text:span><text:span text:style-name="T17">.p1.x</text:span></text:p>
              </table:table-cell>
            </table:table-row>
            <table:table-row table:style-name="ro6">
              <table:table-cell table:style-name="ce4">
                <text:p text:style-name="P18"><text:span text:style-name="T16">line</text:span><text:span text:style-name="T17">.p1.y</text:span></text:p>
              </table:table-cell>
            </table:table-row>
            <table:table-row table:style-name="ro6">
              <table:table-cell table:style-name="ce4">
                <text:p text:style-name="P18"><text:span text:style-name="T16">line</text:span><text:span text:style-name="T17">.p2.x</text:span></text:p>
              </table:table-cell>
            </table:table-row>
            <table:table-row table:style-name="ro7">
              <table:table-cell table:style-name="ce4">
                <text:p text:style-name="P18"><text:span text:style-name="T16">line</text:span><text:span text:style-name="T17">.p2.y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.871cm" svg:height="1.047cm" svg:x="19.718cm" svg:y="4.712cm">
          <table:table table:template-name="orange">
            <table:table-column table:style-name="co4"/>
            <table:table-row table:style-name="ro8">
              <table:table-cell table:style-name="ce5">
                <text:p><text:span text:style-name="T17">lin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.029cm" svg:height="2.097cm" svg:x="20.917cm" svg:y="14.673cm">
          <table:table table:template-name="yellow" table:use-banding-rows-styles="true">
            <table:table-column table:style-name="co5"/>
            <table:table-row table:style-name="ro9">
              <table:table-cell table:style-name="ce5">
                <text:p><text:span text:style-name="T17">p2.x</text:span></text:p>
              </table:table-cell>
            </table:table-row>
            <table:table-row table:style-name="ro9">
              <table:table-cell table:style-name="ce5">
                <text:p text:style-name="P19"><text:span text:style-name="T17">p2.y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.062cm" svg:height="2.097cm" svg:x="16.894cm" svg:y="12cm">
          <table:table table:template-name="yellow" table:use-banding-rows-styles="true">
            <table:table-column table:style-name="co6"/>
            <table:table-row table:style-name="ro9">
              <table:table-cell table:style-name="ce5">
                <text:p><text:span text:style-name="T17">p1</text:span></text:p>
              </table:table-cell>
            </table:table-row>
            <table:table-row table:style-name="ro9">
              <table:table-cell table:style-name="ce5">
                <text:p text:style-name="P19"><text:span text:style-name="T17">p2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.99cm" svg:height="2.097cm" svg:x="20.549cm" svg:y="10.156cm">
          <table:table table:template-name="yellow" table:use-banding-rows-styles="true">
            <table:table-column table:style-name="co7"/>
            <table:table-row table:style-name="ro9">
              <table:table-cell table:style-name="ce5">
                <text:p><text:span text:style-name="T17">p1.x</text:span></text:p>
              </table:table-cell>
            </table:table-row>
            <table:table-row table:style-name="ro9">
              <table:table-cell table:style-name="ce5">
                <text:p text:style-name="P19"><text:span text:style-name="T17">p1.y</text:span>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4" draw:text-style-name="P9" draw:layer="layout" svg:x1="18.956cm" svg:y1="12.7cm" svg:x2="20.549cm" svg:y2="11.176cm">
          <text:p/>
        </draw:line>
        <draw:line draw:style-name="gr4" draw:text-style-name="P9" draw:layer="layout" svg:x1="20.32cm" svg:y1="5.842cm" svg:x2="17.272cm" svg:y2="11.938cm">
          <text:p/>
        </draw:line>
        <draw:line draw:style-name="gr4" draw:text-style-name="P9" draw:layer="layout" svg:x1="19.05cm" svg:y1="13.462cm" svg:x2="20.917cm" svg:y2="14.986cm">
          <text:p/>
        </draw:line>
        <presentation:notes draw:style-name="dp2">
          <draw:page-thumbnail draw:name="מציין מיקום של תמונת שקופית 1" draw:style-name="gr3" draw:layer="layout" svg:width="14.216cm" svg:height="10.662cm" svg:x="2.752cm" svg:y="2.134cm" draw:page-number="3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20"><text:span text:style-name="T18">N</text:span><text:span text:style-name="T18">o</text:span><text:span text:style-name="T18">t</text:span><text:span text:style-name="T18">e</text:span><text:span text:style-name="T18">: </text:span><text:span text:style-name="T18">p</text:span><text:span text:style-name="T18">r</text:span><text:span text:style-name="T18">i</text:span><text:span text:style-name="T18">v</text:span><text:span text:style-name="T18">a</text:span><text:span text:style-name="T18">t</text:span><text:span text:style-name="T18">e</text:span><text:span text:style-name="T18"> </text:span><text:span text:style-name="T18">m</text:span><text:span text:style-name="T18">e</text:span><text:span text:style-name="T18">m</text:span><text:span text:style-name="T18">b</text:span><text:span text:style-name="T18">e</text:span><text:span text:style-name="T18">r</text:span><text:span text:style-name="T18">s</text:span><text:span text:style-name="T18"> </text:span><text:span text:style-name="T18">a</text:span><text:span text:style-name="T18">r</text:span><text:span text:style-name="T18">e</text:span><text:span text:style-name="T18"> </text:span><text:span text:style-name="T18">p</text:span><text:span text:style-name="T18">a</text:span><text:span text:style-name="T18">r</text:span><text:span text:style-name="T18">t </text:span><text:span text:style-name="T18">o</text:span><text:span text:style-name="T18">f </text:span><text:span text:style-name="T18">t</text:span><text:span text:style-name="T18">h</text:span><text:span text:style-name="T18">e</text:span><text:span text:style-name="T18"> </text:span><text:span text:style-name="T18">i</text:span><text:span text:style-name="T18">n</text:span><text:span text:style-name="T18">t</text:span><text:span text:style-name="T18">e</text:span><text:span text:style-name="T18">r</text:span><text:span text:style-name="T18">f</text:span><text:span text:style-name="T18">a</text:span><text:span text:style-name="T18">c</text:span><text:span text:style-name="T18">e</text:span><text:span text:style-name="T18"> </text:span><text:span text:style-name="T18">f</text:span><text:span text:style-name="T18">i</text:span><text:span text:style-name="T18">l</text:span><text:span text:style-name="T18">e</text:span><text:span text:style-name="T18"> </text:span><text:span text:style-name="T18">(</text:span><text:span text:style-name="T18">b</text:span><text:span text:style-name="T18">e</text:span><text:span text:style-name="T18">c</text:span><text:span text:style-name="T18">a</text:span><text:span text:style-name="T18">u</text:span><text:span text:style-name="T18">s</text:span><text:span text:style-name="T18">e</text:span><text:span text:style-name="T18"> </text:span><text:span text:style-name="T18">t</text:span><text:span text:style-name="T18">h</text:span><text:span text:style-name="T18">e</text:span><text:span text:style-name="T18">y</text:span><text:span text:style-name="T18"> </text:span><text:span text:style-name="T18">a</text:span><text:span text:style-name="T18">p</text:span><text:span text:style-name="T18">p</text:span><text:span text:style-name="T18">e</text:span><text:span text:style-name="T18">a</text:span><text:span text:style-name="T18">r</text:span><text:span text:style-name="T18"> </text:span><text:span text:style-name="T18">a</text:span><text:span text:style-name="T18">t </text:span><text:span text:style-name="T18">t</text:span><text:span text:style-name="T18">h</text:span><text:span text:style-name="T18">e</text:span><text:span text:style-name="T18"> </text:span><text:span text:style-name="T18">h</text:span><text:span text:style-name="T18"> </text:span><text:span text:style-name="T18">f</text:span><text:span text:style-name="T18">i</text:span><text:span text:style-name="T18">l</text:span><text:span text:style-name="T18">e</text:span><text:span text:style-name="T18">, </text:span><text:span text:style-name="T18">n</text:span><text:span text:style-name="T18">o</text:span><text:span text:style-name="T18">t </text:span><text:span text:style-name="T18">o</text:span><text:span text:style-name="T18">n</text:span><text:span text:style-name="T18"> </text:span><text:span text:style-name="T18">p</text:span><text:span text:style-name="T18">u</text:span><text:span text:style-name="T18">r</text:span><text:span text:style-name="T18">p</text:span><text:span text:style-name="T18">o</text:span><text:span text:style-name="T18">s</text:span><text:span text:style-name="T18">e</text:span><text:span text:style-name="T18">) </text:span></text:p>
            </draw:text-box>
          </draw:frame>
          <draw:frame draw:name="מציין מיקום של מספר שקופית 3" presentation:style-name="pr9" draw:text-style-name="P22" draw:layer="layout" svg:width="8.545cm" svg:height="1.419cm" svg:x="11.174cm" svg:y="27.01cm" presentation:class="page-number" presentation:user-transformed="true">
            <draw:text-box>
              <text:p text:style-name="P21"><text:span text:style-name="T19"><text:page-number>&lt;number&gt;</text:page-number></text:span></text:p>
            </draw:text-box>
          </draw:frame>
        </presentation:notes>
      </draw:page>
      <draw:page draw:name="page4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i</text:span><text:span text:style-name="T3">o</text:span><text:span text:style-name="T3">n 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24" draw:layer="layout" svg:width="24.552cm" svg:height="12.911cm" svg:x="0.847cm" svg:y="5.927cm" presentation:class="outline" presentation:user-transformed="true">
          <draw:text-box>
            <text:p text:style-name="P23"><text:span text:style-name="T20"/></text:p>
            <text:p text:style-name="P23"><text:span text:style-name="T20">class</text:span><text:span text:style-name="T21"> A { </text:span><text:span text:style-name="T21"><text:line-break/></text:span><text:span text:style-name="T20">public</text:span><text:span text:style-name="T21">: </text:span><text:span text:style-name="T21"><text:line-break/></text:span><text:span text:style-name="T21"> A() { </text:span><text:span text:style-name="T21"><text:line-break/></text:span><text:span text:style-name="T21">  std::cout &lt;&lt;</text:span></text:p>
            <text:p text:style-name="P23"><text:span text:style-name="T21"><text:s text:c="2"/></text:span><text:span text:style-name="T22">"A - " </text:span><text:span text:style-name="T21">&lt;&lt;</text:span></text:p>
            <text:p text:style-name="P23"><text:span text:style-name="T22"><text:s text:c="2"/></text:span><text:span text:style-name="T22">"parameterless" </text:span><text:span text:style-name="T21">&lt;&lt;</text:span><text:span text:style-name="T22"> </text:span></text:p>
            <text:p text:style-name="P23"><text:span text:style-name="T22"><text:s text:c="2"/></text:span><text:span text:style-name="T22">" ctor\n"</text:span><text:span text:style-name="T21">; </text:span><text:span text:style-name="T21"><text:line-break/></text:span><text:span text:style-name="T21"> } </text:span><text:span text:style-name="T21"><text:line-break/></text:span><text:span text:style-name="T21">};</text:span></text:p>
          </draw:text-box>
        </draw:frame>
        <draw:custom-shape draw:name="Text Box 4" draw:style-name="gr5" draw:text-style-name="P26" draw:layer="layout" svg:width="17.94cm" svg:height="9.907cm" svg:x="10.634cm" svg:y="1.905cm">
          <text:p text:style-name="P25"><text:span text:style-name="T23">class</text:span><text:span text:style-name="T24"> B { </text:span><text:span text:style-name="T24"><text:line-break/></text:span><text:span text:style-name="T24">   A _a1,_a2; </text:span><text:span text:style-name="T24"><text:line-break/></text:span><text:span text:style-name="T23">public</text:span><text:span text:style-name="T24">: </text:span><text:span text:style-name="T24"><text:line-break/></text:span><text:span text:style-name="T24">   B() { </text:span><text:span text:style-name="T24"><text:line-break/></text:span><text:span text:style-name="T24">    <text:s/>std::cout &lt;&lt;</text:span></text:p>
          <text:p text:style-name="P25"><text:span text:style-name="T24"><text:s text:c="5"/></text:span><text:span text:style-name="T25">"B – parameterless " </text:span><text:span text:style-name="T24">&lt;&lt;</text:span><text:span text:style-name="T25"> </text:span></text:p>
          <text:p text:style-name="P25"><text:span text:style-name="T25"><text:s text:c="5"/></text:span><text:span text:style-name="T25">"ctor\n"</text:span><text:span text:style-name="T24">; </text:span><text:span text:style-name="T24"><text:line-break/></text:span><text:span text:style-name="T24"> <text:s text:c="2"/>} </text:span><text:span text:style-name="T24"><text:line-break/></text:span><text:span text:style-name="T24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27" draw:layer="layout" svg:x1="10.795cm" svg:y1="2.54cm" svg:x2="10.796cm" svg:y2="18.415cm">
          <text:p/>
        </draw:line>
        <draw:custom-shape draw:name="Rectangle 7" draw:style-name="gr7" draw:text-style-name="P28" draw:layer="layout" svg:width="7.407cm" svg:height="3.386cm" svg:x="0.847cm" svg:y="2.117cm">
          <text:p text:style-name="P25"><text:span text:style-name="T23">int</text:span><text:span text:style-name="T24"> main() { </text:span><text:span text:style-name="T24"><text:line-break/></text:span><text:span text:style-name="T24">   B b;</text:span></text:p>
          <text:p text:style-name="P25"><text:span text:style-name="T24">} </text:span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" draw:text-style-name="P30" draw:layer="layout" svg:width="13.969cm" svg:height="3.809cm" svg:x="11.43cm" svg:y="14.817cm">
          <text:p text:style-name="P29"><text:span text:style-name="T27">Question: In what order are the constructors calle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i</text:span><text:span text:style-name="T3">o</text:span><text:span text:style-name="T3">n </text:span><text:span text:style-name="T3">o</text:span><text:span text:style-name="T3">r</text:span><text:span text:style-name="T3">d</text:span><text:span text:style-name="T3">e</text:span><text:span text:style-name="T3">r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24" draw:layer="layout" svg:width="24.552cm" svg:height="12.911cm" svg:x="0.847cm" svg:y="5.927cm" presentation:class="outline" presentation:user-transformed="true">
          <draw:text-box>
            <text:p text:style-name="P23"><text:span text:style-name="T20"/></text:p>
            <text:p text:style-name="P23"><text:span text:style-name="T20">class</text:span><text:span text:style-name="T21"> A { </text:span><text:span text:style-name="T21"><text:line-break/></text:span><text:span text:style-name="T20">public</text:span><text:span text:style-name="T21">: </text:span><text:span text:style-name="T21"><text:line-break/></text:span><text:span text:style-name="T21"> A() { </text:span><text:span text:style-name="T21"><text:line-break/></text:span><text:span text:style-name="T21">  std::cout &lt;&lt;</text:span></text:p>
            <text:p text:style-name="P23"><text:span text:style-name="T21"><text:s text:c="2"/></text:span><text:span text:style-name="T22">"A - " </text:span><text:span text:style-name="T21">&lt;&lt;</text:span></text:p>
            <text:p text:style-name="P23"><text:span text:style-name="T22"><text:s text:c="2"/></text:span><text:span text:style-name="T22">"parameterless" </text:span><text:span text:style-name="T21">&lt;&lt;</text:span><text:span text:style-name="T22"> </text:span></text:p>
            <text:p text:style-name="P23"><text:span text:style-name="T22"><text:s text:c="2"/></text:span><text:span text:style-name="T22">" ctor\n"</text:span><text:span text:style-name="T21">; </text:span><text:span text:style-name="T21"><text:line-break/></text:span><text:span text:style-name="T21"> } </text:span><text:span text:style-name="T21"><text:line-break/></text:span><text:span text:style-name="T21">};</text:span></text:p>
          </draw:text-box>
        </draw:frame>
        <draw:custom-shape draw:name="Text Box 4" draw:style-name="gr9" draw:text-style-name="P26" draw:layer="layout" svg:width="17.94cm" svg:height="9.907cm" svg:x="10.634cm" svg:y="1.905cm">
          <text:p text:style-name="P25"><text:span text:style-name="T23">class</text:span><text:span text:style-name="T24"> B { </text:span><text:span text:style-name="T24"><text:line-break/></text:span><text:span text:style-name="T24">   A _a1,_a2; </text:span><text:span text:style-name="T24"><text:line-break/></text:span><text:span text:style-name="T23">public</text:span><text:span text:style-name="T24">: </text:span><text:span text:style-name="T24"><text:line-break/></text:span><text:span text:style-name="T24">   B() { </text:span><text:span text:style-name="T24"><text:line-break/></text:span><text:span text:style-name="T24">    <text:s/>std::cout &lt;&lt;</text:span></text:p>
          <text:p text:style-name="P25"><text:span text:style-name="T24"><text:s text:c="5"/></text:span><text:span text:style-name="T25">"B – parameterless " </text:span><text:span text:style-name="T24">&lt;&lt;</text:span><text:span text:style-name="T25"> </text:span></text:p>
          <text:p text:style-name="P25"><text:span text:style-name="T25"><text:s text:c="5"/></text:span><text:span text:style-name="T25">"ctor\n"</text:span><text:span text:style-name="T24">; </text:span><text:span text:style-name="T24"><text:line-break/></text:span><text:span text:style-name="T24"> <text:s text:c="2"/>} </text:span><text:span text:style-name="T24"><text:line-break/></text:span><text:span text:style-name="T24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27" draw:layer="layout" svg:x1="10.795cm" svg:y1="2.54cm" svg:x2="10.796cm" svg:y2="18.415cm">
          <text:p/>
        </draw:line>
        <draw:custom-shape draw:name="Rectangle 7" draw:style-name="gr10" draw:text-style-name="P28" draw:layer="layout" svg:width="7.407cm" svg:height="3.386cm" svg:x="0.847cm" svg:y="2.117cm">
          <text:p text:style-name="P25"><text:span text:style-name="T23">int</text:span><text:span text:style-name="T24"> main() { </text:span><text:span text:style-name="T24"><text:line-break/></text:span><text:span text:style-name="T24">   B b;</text:span></text:p>
          <text:p text:style-name="P25"><text:span text:style-name="T24">} </text:span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1" draw:text-style-name="P31" draw:layer="layout" svg:width="13.969cm" svg:height="3.809cm" svg:x="11.43cm" svg:y="14.817cm">
          <text:p text:style-name="P29"><text:span text:style-name="T27">// Answer: small to large</text:span></text:p>
          <text:p text:style-name="P29"><text:span text:style-name="T26">A – parameterless ctor</text:span></text:p>
          <text:p text:style-name="P29"><text:span text:style-name="T26">A – parameterless ctor</text:span></text:p>
          <text:p text:style-name="P29"><text:span text:style-name="T26">B - parameterless 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D</text:span><text:span text:style-name="T3">e</text:span><text:span text:style-name="T3">s</text:span><text:span text:style-name="T3">t</text:span><text:span text:style-name="T3">r</text:span><text:span text:style-name="T3">u</text:span><text:span text:style-name="T3">c</text:span><text:span text:style-name="T3">ti</text:span><text:span text:style-name="T3">o</text:span><text:span text:style-name="T3">n 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24" draw:layer="layout" svg:width="11.091cm" svg:height="12.911cm" svg:x="0.847cm" svg:y="5.927cm" presentation:class="outline" presentation:user-transformed="true">
          <draw:text-box>
            <text:p text:style-name="P23"><text:span text:style-name="T20"/></text:p>
            <text:p text:style-name="P23"><text:span text:style-name="T20">class</text:span><text:span text:style-name="T21"> A { </text:span><text:span text:style-name="T21"><text:line-break/></text:span><text:span text:style-name="T20">public</text:span><text:span text:style-name="T21">: </text:span><text:span text:style-name="T21"><text:line-break/></text:span><text:span text:style-name="T21"> ~A() { </text:span><text:span text:style-name="T21"><text:line-break/></text:span><text:span text:style-name="T21">  std::cout &lt;&lt;</text:span></text:p>
            <text:p text:style-name="P23"><text:span text:style-name="T21"><text:s text:c="2"/></text:span><text:span text:style-name="T22">"A - " </text:span><text:span text:style-name="T21">&lt;&lt;</text:span></text:p>
            <text:p text:style-name="P23"><text:span text:style-name="T22"><text:s text:c="2"/></text:span><text:span text:style-name="T22">" dtor\n"</text:span><text:span text:style-name="T21">; </text:span><text:span text:style-name="T21"><text:line-break/></text:span><text:span text:style-name="T21"> } </text:span><text:span text:style-name="T21"><text:line-break/></text:span><text:span text:style-name="T21">};</text:span></text:p>
          </draw:text-box>
        </draw:frame>
        <draw:custom-shape draw:name="Text Box 4" draw:style-name="gr12" draw:text-style-name="P26" draw:layer="layout" svg:width="13.496cm" svg:height="8.891cm" svg:x="10.634cm" svg:y="1.905cm">
          <text:p text:style-name="P25"><text:span text:style-name="T23">class</text:span><text:span text:style-name="T24"> B { </text:span><text:span text:style-name="T24"><text:line-break/></text:span><text:span text:style-name="T24">   A _a1,_a2; </text:span><text:span text:style-name="T24"><text:line-break/></text:span><text:span text:style-name="T23">public</text:span><text:span text:style-name="T24">: </text:span><text:span text:style-name="T24"><text:line-break/></text:span><text:span text:style-name="T24">   ~B() { </text:span><text:span text:style-name="T24"><text:line-break/></text:span><text:span text:style-name="T24">    <text:s/>std::cout &lt;&lt;</text:span></text:p>
          <text:p text:style-name="P25"><text:span text:style-name="T24"><text:s text:c="5"/></text:span><text:span text:style-name="T25">"B – dtor\n"</text:span><text:span text:style-name="T24">; </text:span><text:span text:style-name="T24"><text:line-break/></text:span><text:span text:style-name="T24"> <text:s text:c="2"/>} </text:span><text:span text:style-name="T24"><text:line-break/></text:span><text:span text:style-name="T24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27" draw:layer="layout" svg:x1="10.795cm" svg:y1="2.54cm" svg:x2="10.796cm" svg:y2="18.415cm">
          <text:p/>
        </draw:line>
        <draw:custom-shape draw:name="Rectangle 7" draw:style-name="gr13" draw:text-style-name="P28" draw:layer="layout" svg:width="7.407cm" svg:height="3.386cm" svg:x="0.847cm" svg:y="2.117cm">
          <text:p text:style-name="P25"><text:span text:style-name="T23">int</text:span><text:span text:style-name="T24"> main() { </text:span><text:span text:style-name="T24"><text:line-break/></text:span><text:span text:style-name="T24">   B b;</text:span></text:p>
          <text:p text:style-name="P25"><text:span text:style-name="T24">} </text:span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30" draw:layer="layout" svg:width="13.969cm" svg:height="3.809cm" svg:x="11.43cm" svg:y="14.817cm">
          <text:p text:style-name="P29"><text:span text:style-name="T27">Question: In what order are the destructors calle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D</text:span><text:span text:style-name="T3">e</text:span><text:span text:style-name="T3">s</text:span><text:span text:style-name="T3">t</text:span><text:span text:style-name="T3">r</text:span><text:span text:style-name="T3">u</text:span><text:span text:style-name="T3">c</text:span><text:span text:style-name="T3">ti</text:span><text:span text:style-name="T3">o</text:span><text:span text:style-name="T3">n </text:span><text:span text:style-name="T3">o</text:span><text:span text:style-name="T3">r</text:span><text:span text:style-name="T3">d</text:span><text:span text:style-name="T3">e</text:span><text:span text:style-name="T3">r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24" draw:layer="layout" svg:width="11.091cm" svg:height="12.911cm" svg:x="0.847cm" svg:y="5.927cm" presentation:class="outline" presentation:user-transformed="true">
          <draw:text-box>
            <text:p text:style-name="P23"><text:span text:style-name="T20"/></text:p>
            <text:p text:style-name="P23"><text:span text:style-name="T20">class</text:span><text:span text:style-name="T21"> A { </text:span><text:span text:style-name="T21"><text:line-break/></text:span><text:span text:style-name="T20">public</text:span><text:span text:style-name="T21">:</text:span></text:p>
            <text:p text:style-name="P23"><text:span text:style-name="T21"><text:s/></text:span><text:span text:style-name="T21">A() { … } </text:span><text:span text:style-name="T21"><text:line-break/></text:span><text:span text:style-name="T21"> ~A() { </text:span><text:span text:style-name="T21"><text:line-break/></text:span><text:span text:style-name="T21">  std::cout &lt;&lt;</text:span></text:p>
            <text:p text:style-name="P23"><text:span text:style-name="T21"><text:s text:c="2"/></text:span><text:span text:style-name="T22">"A - " </text:span><text:span text:style-name="T21">&lt;&lt;</text:span></text:p>
            <text:p text:style-name="P23"><text:span text:style-name="T22"><text:s text:c="2"/></text:span><text:span text:style-name="T22">" dtor\n"</text:span><text:span text:style-name="T21">; </text:span><text:span text:style-name="T21"><text:line-break/></text:span><text:span text:style-name="T21"> } </text:span><text:span text:style-name="T21"><text:line-break/></text:span><text:span text:style-name="T21">};</text:span></text:p>
          </draw:text-box>
        </draw:frame>
        <draw:custom-shape draw:name="Text Box 4" draw:style-name="gr15" draw:text-style-name="P26" draw:layer="layout" svg:width="13.496cm" svg:height="9.905cm" svg:x="10.634cm" svg:y="1.905cm">
          <text:p text:style-name="P25"><text:span text:style-name="T23">class</text:span><text:span text:style-name="T24"> B { </text:span><text:span text:style-name="T24"><text:line-break/></text:span><text:span text:style-name="T24">   A _a1,_a2; </text:span><text:span text:style-name="T24"><text:line-break/></text:span><text:span text:style-name="T23">public</text:span><text:span text:style-name="T24">:</text:span></text:p>
          <text:p text:style-name="P25"><text:span text:style-name="T24"><text:s text:c="3"/></text:span><text:span text:style-name="T24">B() {...} </text:span><text:span text:style-name="T24"><text:line-break/></text:span><text:span text:style-name="T24">   ~B() { </text:span><text:span text:style-name="T24"><text:line-break/></text:span><text:span text:style-name="T24">    <text:s/>std::cout &lt;&lt;</text:span></text:p>
          <text:p text:style-name="P25"><text:span text:style-name="T24"><text:s text:c="5"/></text:span><text:span text:style-name="T25">"B – dtor\n"</text:span><text:span text:style-name="T24">; </text:span><text:span text:style-name="T24"><text:line-break/></text:span><text:span text:style-name="T24"> <text:s text:c="2"/>} </text:span><text:span text:style-name="T24"><text:line-break/></text:span><text:span text:style-name="T24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27" draw:layer="layout" svg:x1="10.795cm" svg:y1="2.54cm" svg:x2="10.796cm" svg:y2="18.415cm">
          <text:p/>
        </draw:line>
        <draw:custom-shape draw:name="Rectangle 7" draw:style-name="gr16" draw:text-style-name="P28" draw:layer="layout" svg:width="7.407cm" svg:height="3.386cm" svg:x="0.847cm" svg:y="2.117cm">
          <text:p text:style-name="P25"><text:span text:style-name="T23">int</text:span><text:span text:style-name="T24"> main() { </text:span><text:span text:style-name="T24"><text:line-break/></text:span><text:span text:style-name="T24">   B b;</text:span></text:p>
          <text:p text:style-name="P25"><text:span text:style-name="T24">} </text:span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30" draw:layer="layout" svg:width="13.969cm" svg:height="3.809cm" svg:x="11.43cm" svg:y="14.817cm">
          <text:p text:style-name="P29"><text:span text:style-name="T27">// Answer: large to small</text:span></text:p>
          <text:p text:style-name="P29"><text:span text:style-name="T26">B - dtor</text:span></text:p>
          <text:p text:style-name="P29"><text:span text:style-name="T26">A – dtor</text:span></text:p>
          <text:p text:style-name="P29"><text:span text:style-name="T26">A – dtor</text:span></text:p>
          <text:p text:style-name="P29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paramaterless ctor (aka default ctor)_clipboard0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T</text:span><text:span text:style-name="T3">h</text:span><text:span text:style-name="T3">e </text:span><text:span text:style-name="T3">p</text:span><text:span text:style-name="T3">a</text:span><text:span text:style-name="T3">r</text:span><text:span text:style-name="T3">a</text:span><text:span text:style-name="T3">m</text:span><text:span text:style-name="T3">a</text:span><text:span text:style-name="T3">t</text:span><text:span text:style-name="T3">e</text:span><text:span text:style-name="T3">rl</text:span><text:span text:style-name="T3">e</text:span><text:span text:style-name="T3">s</text:span><text:span text:style-name="T3">s </text:span><text:span text:style-name="T3">c</text:span><text:span text:style-name="T3">t</text:span><text:span text:style-name="T3">o</text:span><text:span text:style-name="T3">r </text:span><text:span text:style-name="T3">(</text:span><text:span text:style-name="T3">a</text:span><text:span text:style-name="T3">k</text:span><text:span text:style-name="T3">a </text:span><text:span text:style-name="T28">d</text:span><text:span text:style-name="T28">e</text:span><text:span text:style-name="T28">f</text:span><text:span text:style-name="T28">a</text:span><text:span text:style-name="T28">u</text:span><text:span text:style-name="T28">l</text:span><text:span text:style-name="T28">t </text:span><text:span text:style-name="T28">c</text:span><text:span text:style-name="T28">t</text:span><text:span text:style-name="T28">o</text:span><text:span text:style-name="T28">r</text:span><text:span text:style-name="T3">)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32" draw:layer="layout" svg:width="24.764cm" svg:height="13.546cm" svg:x="0.847cm" svg:y="6.138cm" presentation:class="outline" presentation:user-transformed="true">
          <draw:text-box>
            <text:p text:style-name="P23"><text:span text:style-name="T14"/></text:p>
            <text:p text:style-name="P23"><text:span text:style-name="T14">class</text:span><text:span text:style-name="T15"> A { </text:span><text:span text:style-name="T15"><text:line-break/></text:span><text:span text:style-name="T14">public</text:span><text:span text:style-name="T15">: </text:span><text:span text:style-name="T15"><text:line-break/></text:span><text:span text:style-name="T15">  A(</text:span><text:span text:style-name="T14">int</text:span><text:span text:style-name="T15"> a) { </text:span><text:span text:style-name="T15"><text:line-break/></text:span><text:span text:style-name="T15">   std::cout &lt;&lt;</text:span></text:p>
            <text:p text:style-name="P23"><text:span text:style-name="T15"><text:s text:c="3"/></text:span><text:span text:style-name="T29">"A ctor with one </text:span></text:p>
            <text:p text:style-name="P23"><text:span text:style-name="T29"><text:s text:c="4"/></text:span><text:span text:style-name="T29">parameter\n"</text:span><text:span text:style-name="T15">; </text:span><text:span text:style-name="T15"><text:line-break/></text:span><text:span text:style-name="T15"> <text:s/>} <text:s/></text:span></text:p>
            <text:p text:style-name="P23"><text:span text:style-name="T15">}; </text:span><text:span text:style-name="T15"><text:line-break/></text:span><text:span text:style-name="T15"/></text:p>
          </draw:text-box>
        </draw:frame>
        <draw:line draw:name="Line 5" draw:style-name="gr6" draw:text-style-name="P27" draw:layer="layout" svg:x1="10.371cm" svg:y1="2.328cm" svg:x2="10.372cm" svg:y2="16.298cm">
          <text:p/>
        </draw:line>
        <draw:custom-shape draw:name="Rectangle 7" draw:style-name="gr18" draw:text-style-name="P33" draw:layer="layout" svg:width="18.474cm" svg:height="2.539cm" svg:x="6.138cm" svg:y="15.24cm">
          <text:p text:style-name="P29"><text:span text:style-name="T30">// compilation error</text:span></text:p>
          <text:p text:style-name="P29"><text:span text:style-name="T26">No parameterless ctor for _a1, _a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1" draw:style-name="gr19" draw:text-style-name="P27" draw:layer="layout" svg:width="4.656cm" svg:height="1.269cm" svg:x="1.693cm" svg:y="9.3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0" draw:text-style-name="P34" draw:layer="layout" svg:width="7.407cm" svg:height="3.386cm" svg:x="0.847cm" svg:y="2.117cm">
          <text:p text:style-name="P25"><text:span text:style-name="T31">int</text:span><text:span text:style-name="T32"> main() { </text:span><text:span text:style-name="T32"><text:line-break/></text:span><text:span text:style-name="T32">   B b;</text:span></text:p>
          <text:p text:style-name="P25"><text:span text:style-name="T32">} </text:span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1" draw:text-style-name="P27" draw:layer="layout" svg:width="17.94cm" svg:height="9.907cm" svg:x="10.634cm" svg:y="1.905cm">
          <text:p text:style-name="P25"><text:span text:style-name="T31">class</text:span><text:span text:style-name="T32"> B { </text:span><text:span text:style-name="T32"><text:line-break/></text:span><text:span text:style-name="T32">   A _a1,_a2; </text:span><text:span text:style-name="T32"><text:line-break/></text:span><text:span text:style-name="T31">public</text:span><text:span text:style-name="T32">: </text:span><text:span text:style-name="T32"><text:line-break/></text:span><text:span text:style-name="T32">   B() { </text:span><text:span text:style-name="T32"><text:line-break/></text:span><text:span text:style-name="T32">    <text:s/>std::cout &lt;&lt;</text:span></text:p>
          <text:p text:style-name="P25"><text:span text:style-name="T32"><text:s text:c="5"/></text:span><text:span text:style-name="T34">"B – parameterless " </text:span><text:span text:style-name="T32">&lt;&lt;</text:span><text:span text:style-name="T34"> </text:span></text:p>
          <text:p text:style-name="P25"><text:span text:style-name="T34"><text:s text:c="5"/></text:span><text:span text:style-name="T34">"ctor\n"</text:span><text:span text:style-name="T32">; </text:span><text:span text:style-name="T32"><text:line-break/></text:span><text:span text:style-name="T32"> <text:s text:c="2"/>} </text:span><text:span text:style-name="T32"><text:line-break/></text:span><text:span text:style-name="T32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כותרת_20_ותוכן_5f_" presentation:presentation-page-layout-name="AL2T11">
        <office:forms form:automatic-focus="false" form:apply-design-mode="false"/>
        <draw:frame draw:name="Rectangle 2" presentation:style-name="pr11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T</text:span><text:span text:style-name="T3">h</text:span><text:span text:style-name="T3">e </text:span><text:span text:style-name="T3">p</text:span><text:span text:style-name="T3">a</text:span><text:span text:style-name="T3">r</text:span><text:span text:style-name="T3">a</text:span><text:span text:style-name="T3">m</text:span><text:span text:style-name="T3">a</text:span><text:span text:style-name="T3">t</text:span><text:span text:style-name="T3">e</text:span><text:span text:style-name="T3">rl</text:span><text:span text:style-name="T3">e</text:span><text:span text:style-name="T3">s</text:span><text:span text:style-name="T3">s </text:span><text:span text:style-name="T3">c</text:span><text:span text:style-name="T3">t</text:span><text:span text:style-name="T3">o</text:span><text:span text:style-name="T3">r </text:span><text:span text:style-name="T3">(</text:span><text:span text:style-name="T3">a</text:span><text:span text:style-name="T3">k</text:span><text:span text:style-name="T3">a </text:span><text:span text:style-name="T28">d</text:span><text:span text:style-name="T28">e</text:span><text:span text:style-name="T28">f</text:span><text:span text:style-name="T28">a</text:span><text:span text:style-name="T28">u</text:span><text:span text:style-name="T28">l</text:span><text:span text:style-name="T28">t </text:span><text:span text:style-name="T28">c</text:span><text:span text:style-name="T28">t</text:span><text:span text:style-name="T28">o</text:span><text:span text:style-name="T28">r</text:span><text:span text:style-name="T3">)</text:span></text:p>
          </draw:text-box>
        </draw:frame>
        <draw:frame draw:name="מציין מיקום של מספר שקופית 4" presentation:style-name="pr12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3" draw:text-style-name="P32" draw:layer="layout" svg:width="24.764cm" svg:height="13.546cm" svg:x="0.847cm" svg:y="6.138cm" presentation:class="outline" presentation:user-transformed="true">
          <draw:text-box>
            <text:p text:style-name="P23"><text:span text:style-name="T14"/></text:p>
            <text:p text:style-name="P23"><text:span text:style-name="T14">class</text:span><text:span text:style-name="T15"> A { </text:span><text:span text:style-name="T15"><text:line-break/></text:span><text:span text:style-name="T14">public</text:span><text:span text:style-name="T15">: </text:span><text:span text:style-name="T15"><text:line-break/></text:span><text:span text:style-name="T15">  A(</text:span><text:span text:style-name="T14">int</text:span><text:span text:style-name="T15"> a) { </text:span><text:span text:style-name="T15"><text:line-break/></text:span><text:span text:style-name="T15">   std::cout &lt;&lt;</text:span></text:p>
            <text:p text:style-name="P23"><text:span text:style-name="T15"><text:s text:c="3"/></text:span><text:span text:style-name="T29">"A ctor with one </text:span></text:p>
            <text:p text:style-name="P23"><text:span text:style-name="T29"><text:s text:c="4"/></text:span><text:span text:style-name="T29">parameter\n"</text:span><text:span text:style-name="T15">; </text:span><text:span text:style-name="T15"><text:line-break/></text:span><text:span text:style-name="T15"> <text:s/>} <text:s/></text:span></text:p>
            <text:p text:style-name="P23"><text:span text:style-name="T15">}; </text:span><text:span text:style-name="T15"><text:line-break/></text:span><text:span text:style-name="T15"/></text:p>
          </draw:text-box>
        </draw:frame>
        <draw:line draw:name="Line 5" draw:style-name="gr6" draw:text-style-name="P27" draw:layer="layout" svg:x1="10.371cm" svg:y1="2.328cm" svg:x2="10.372cm" svg:y2="16.298cm">
          <text:p/>
        </draw:line>
        <draw:custom-shape draw:name="מלבן 1" draw:style-name="gr22" draw:text-style-name="P27" draw:layer="layout" svg:width="4.656cm" svg:height="1.269cm" svg:x="1.693cm" svg:y="9.3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3" draw:text-style-name="P35" draw:layer="layout" svg:width="7.407cm" svg:height="3.386cm" svg:x="0.847cm" svg:y="2.117cm">
          <text:p text:style-name="P25"><text:span text:style-name="T31">int</text:span><text:span text:style-name="T32"> main() { </text:span><text:span text:style-name="T32"><text:line-break/></text:span><text:span text:style-name="T32">   B b;</text:span></text:p>
          <text:p text:style-name="P25"><text:span text:style-name="T32">} </text:span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1" draw:text-style-name="P36" draw:layer="layout" svg:width="16.036cm" svg:height="10.921cm" svg:x="10.634cm" svg:y="1.905cm">
          <text:p text:style-name="P25"><text:span text:style-name="T31">class</text:span><text:span text:style-name="T32"> B { </text:span><text:span text:style-name="T32"><text:line-break/></text:span><text:span text:style-name="T32">   A _a1,_a2; </text:span><text:span text:style-name="T32"><text:line-break/></text:span><text:span text:style-name="T31">public</text:span><text:span text:style-name="T32">: </text:span><text:span text:style-name="T32"><text:line-break/></text:span><text:span text:style-name="T32">   B()</text:span></text:p>
          <text:p text:style-name="P25"><text:span text:style-name="T32"><text:s text:c="3"/></text:span><text:span text:style-name="T32">: _a1(5), _a2(10) { </text:span><text:span text:style-name="T32"><text:line-break/></text:span><text:span text:style-name="T32">    <text:s/>std::cout &lt;&lt;</text:span></text:p>
          <text:p text:style-name="P25"><text:span text:style-name="T32"><text:s text:c="5"/></text:span><text:span text:style-name="T34">"B – parameterless " </text:span><text:span text:style-name="T32">&lt;&lt;</text:span><text:span text:style-name="T34"> </text:span></text:p>
          <text:p text:style-name="P25"><text:span text:style-name="T34"><text:s text:c="5"/></text:span><text:span text:style-name="T34">"ctor\n"</text:span><text:span text:style-name="T32">; </text:span><text:span text:style-name="T32"><text:line-break/></text:span><text:span text:style-name="T32"> <text:s text:c="2"/>} </text:span><text:span text:style-name="T32"><text:line-break/></text:span><text:span text:style-name="T32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1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initialization list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T</text:span><text:span text:style-name="T3">h</text:span><text:span text:style-name="T3">e </text:span><text:span text:style-name="T3">i</text:span><text:span text:style-name="T3">n</text:span><text:span text:style-name="T3">it</text:span><text:span text:style-name="T3">i</text:span><text:span text:style-name="T3">a</text:span><text:span text:style-name="T3">li</text:span><text:span text:style-name="T3">z</text:span><text:span text:style-name="T3">a</text:span><text:span text:style-name="T3">ti</text:span><text:span text:style-name="T3">o</text:span><text:span text:style-name="T3">n </text:span><text:span text:style-name="T3">li</text:span><text:span text:style-name="T3">s</text:span><text:span text:style-name="T3">t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32" draw:layer="layout" svg:width="12.064cm" svg:height="12.064cm" svg:x="0.212cm" svg:y="6.562cm" presentation:class="outline" presentation:user-transformed="true">
          <draw:text-box>
            <text:p text:style-name="P23"><text:span text:style-name="T14"/></text:p>
            <text:p text:style-name="P23"><text:span text:style-name="T14">class</text:span><text:span text:style-name="T15"> A {</text:span><text:span text:style-name="T15"><text:line-break/></text:span><text:span text:style-name="T14">public</text:span><text:span text:style-name="T15">: </text:span><text:span text:style-name="T15"><text:line-break/></text:span><text:span text:style-name="T15">   A(</text:span><text:span text:style-name="T14">int</text:span><text:span text:style-name="T15"> a) { </text:span><text:span text:style-name="T15"><text:line-break/></text:span><text:span text:style-name="T15">    <text:s text:c="2"/>std::cout &lt;&lt;</text:span></text:p>
            <text:p text:style-name="P23"><text:span text:style-name="T15"><text:s text:c="6"/></text:span><text:span text:style-name="T29">"A (" </text:span><text:span text:style-name="T15">&lt;&lt; a &lt;&lt; </text:span><text:span text:style-name="T29">") "</text:span><text:span text:style-name="T15"> </text:span><text:span text:style-name="T15"><text:line-break/></text:span><text:span text:style-name="T15">    <text:s text:c="2"/>&lt;&lt; std::endl; </text:span><text:span text:style-name="T15"><text:line-break/></text:span><text:span text:style-name="T15"> <text:s text:c="2"/>} </text:span><text:span text:style-name="T15"><text:line-break/></text:span><text:span text:style-name="T15">};</text:span></text:p>
          </draw:text-box>
        </draw:frame>
        <draw:custom-shape draw:name="Text Box 4" draw:style-name="gr21" draw:text-style-name="P27" draw:layer="layout" svg:width="12.699cm" svg:height="14.17cm" svg:x="12.7cm" svg:y="2.963cm">
          <text:p text:style-name="P37"><text:span text:style-name="T31">class</text:span><text:span text:style-name="T32"> B { </text:span><text:span text:style-name="T32"><text:line-break/></text:span><text:span text:style-name="T32">   A _a1,_a2; </text:span><text:span text:style-name="T32"><text:line-break/></text:span><text:span text:style-name="T31">public</text:span><text:span text:style-name="T32">: </text:span><text:span text:style-name="T32"><text:line-break/></text:span><text:span text:style-name="T32">  B(</text:span><text:span text:style-name="T31">int</text:span><text:span text:style-name="T32"> i) </text:span></text:p>
          <text:p text:style-name="P37"><text:span text:style-name="T32"><text:s text:c="2"/></text:span><text:span text:style-name="T32">:_a1 (i), _a2(2*i) </text:span><text:span text:style-name="T32"><text:line-break/></text:span><text:span text:style-name="T32"> <text:s/>{ </text:span><text:span text:style-name="T32"><text:line-break/></text:span><text:span text:style-name="T32">   <text:s/>std::cout</text:span></text:p>
          <text:p text:style-name="P37"><text:span text:style-name="T32"><text:s text:c="4"/></text:span><text:span text:style-name="T32">&lt;&lt; </text:span><text:span text:style-name="T34">"B cons"</text:span><text:span text:style-name="T32"> </text:span><text:span text:style-name="T32"><text:line-break/></text:span><text:span text:style-name="T32">   <text:s/>&lt;&lt; std::endl; </text:span><text:span text:style-name="T32"><text:line-break/></text:span><text:span text:style-name="T32"> <text:s/>} </text:span><text:span text:style-name="T32"><text:line-break/></text:span><text:span text:style-name="T32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6" draw:text-style-name="P27" draw:layer="layout" svg:x1="12.162cm" svg:y1="3.175cm" svg:x2="12.064cm" svg:y2="16.721cm">
          <text:p/>
        </draw:line>
        <draw:custom-shape draw:name="Rectangle 6" draw:style-name="gr24" draw:text-style-name="P38" draw:layer="layout" svg:width="6.984cm" svg:height="4.021cm" svg:x="0.423cm" svg:y="2.388cm">
          <text:p text:style-name="P25"><text:span text:style-name="T31">int</text:span><text:span text:style-name="T32"> main() { </text:span><text:span text:style-name="T32"><text:line-break/></text:span><text:span text:style-name="T32">   B b(</text:span><text:span text:style-name="T35">2</text:span><text:span text:style-name="T32">);</text:span></text:p>
          <text:p text:style-name="P25"><text:span text:style-name="T32">}</text:span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5" draw:text-style-name="P39" draw:layer="layout" svg:width="6.349cm" svg:height="3.174cm" svg:x="16.51cm" svg:y="15.134cm">
          <text:p text:style-name="P29"><text:span text:style-name="T36">// output</text:span></text:p>
          <text:p text:style-name="P29"><text:span text:style-name="T37">A (2)</text:span></text:p>
          <text:p text:style-name="P29"><text:span text:style-name="T37">A (4)</text:span></text:p>
          <text:p text:style-name="P29"><text:span text:style-name="T37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9" draw:style-name="gr26" draw:text-style-name="P27" draw:layer="layout" svg:width="8.466cm" svg:height="1.41cm" svg:x="13.75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10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using pointers (1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I</text:span><text:span text:style-name="T3">n</text:span><text:span text:style-name="T3">it</text:span><text:span text:style-name="T3">i</text:span><text:span text:style-name="T3">a</text:span><text:span text:style-name="T3">li</text:span><text:span text:style-name="T3">z</text:span><text:span text:style-name="T3">a</text:span><text:span text:style-name="T3">ti</text:span><text:span text:style-name="T3">o</text:span><text:span text:style-name="T3">n </text:span><text:span text:style-name="T3">u</text:span><text:span text:style-name="T3">s</text:span><text:span text:style-name="T3">i</text:span><text:span text:style-name="T3">n</text:span><text:span text:style-name="T3">g </text:span><text:span text:style-name="T3">p</text:span><text:span text:style-name="T3">o</text:span><text:span text:style-name="T3">i</text:span><text:span text:style-name="T3">n</text:span><text:span text:style-name="T3">t</text:span><text:span text:style-name="T3">e</text:span><text:span text:style-name="T3">r</text:span><text:span text:style-name="T3">s </text:span><text:span text:style-name="T3">- </text:span><text:span text:style-name="T3">J</text:span><text:span text:style-name="T3">a</text:span><text:span text:style-name="T3">v</text:span><text:span text:style-name="T3">a</text:span><text:span text:style-name="T3">-</text:span><text:span text:style-name="T3">li</text:span><text:span text:style-name="T3">k</text:span><text:span text:style-name="T3">e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custom-shape draw:name="Text Box 4" draw:style-name="gr21" draw:text-style-name="P27" draw:layer="layout" svg:width="12.673cm" svg:height="22.705cm" svg:x="12.171cm" svg:y="2.54cm">
          <text:p text:style-name="P37"><text:span text:style-name="T38">class</text:span><text:span text:style-name="T39"> B { </text:span><text:span text:style-name="T39"><text:line-break/></text:span><text:span text:style-name="T39">   A *_ap; </text:span><text:span text:style-name="T39"><text:line-break/></text:span><text:span text:style-name="T38">public</text:span><text:span text:style-name="T39">: </text:span><text:span text:style-name="T39"><text:line-break/></text:span><text:span text:style-name="T39">   B(</text:span><text:span text:style-name="T38">int</text:span><text:span text:style-name="T39"> i); </text:span><text:span text:style-name="T39"><text:line-break/></text:span><text:span text:style-name="T32"> <text:s text:c="2"/>~B();</text:span><text:span text:style-name="T32"><text:line-break/></text:span><text:span text:style-name="T32">}; </text:span></text:p>
          <text:p text:style-name="P37"><text:span text:style-name="T32"><text:line-break/></text:span><text:span text:style-name="T32">B::B(</text:span><text:span text:style-name="T31">int</text:span><text:span text:style-name="T32"> i) { </text:span><text:span text:style-name="T32"><text:line-break/></text:span><text:span text:style-name="T32">   _ap = </text:span><text:span text:style-name="T31">new</text:span><text:span text:style-name="T32"> A (i); </text:span><text:span text:style-name="T32"><text:line-break/></text:span><text:span text:style-name="T32">   cout &lt;&lt; </text:span><text:span text:style-name="T34">"B cons\n"</text:span><text:span text:style-name="T32">; </text:span><text:span text:style-name="T32"><text:line-break/></text:span><text:span text:style-name="T32">} </text:span><text:span text:style-name="T32"><text:line-break/></text:span><text:span text:style-name="T32"><text:line-break/></text:span><text:span text:style-name="T32"/></text:p>
          <text:p text:style-name="P40"><text:span text:style-name="T40"/></text:p>
          <text:p text:style-name="P40"><text:span text:style-name="T33">B::~B() {</text:span></text:p>
          <text:p text:style-name="P40"><text:span text:style-name="T33"><text:s text:c="3"/></text:span><text:span text:style-name="T33">delete _ap;</text:span></text:p>
          <text:p text:style-name="P37"><text:span text:style-name="T33">}</text:span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6" draw:text-style-name="P27" draw:layer="layout" svg:x1="12.162cm" svg:y1="3.175cm" svg:x2="12.064cm" svg:y2="18.415cm">
          <text:p/>
        </draw:line>
        <draw:custom-shape draw:name="Rectangle 6" draw:style-name="gr27" draw:text-style-name="P41" draw:layer="layout" svg:width="7.619cm" svg:height="4.021cm" svg:x="1.058cm" svg:y="2.328cm">
          <text:p text:style-name="P37"><text:span text:style-name="T31">int</text:span><text:span text:style-name="T32"> main() { </text:span><text:span text:style-name="T32"><text:line-break/></text:span><text:span text:style-name="T32">   B b(</text:span><text:span text:style-name="T35">2</text:span><text:span text:style-name="T32">);</text:span></text:p>
          <text:p text:style-name="P37"><text:span text:style-name="T3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8" draw:text-style-name="P42" draw:layer="layout" svg:width="11.641cm" svg:height="2.319cm" svg:x="13.547cm" svg:y="16.223cm">
          <text:p text:style-name="P29"><text:span text:style-name="T36">// output</text:span></text:p>
          <text:p text:style-name="P29"><text:span text:style-name="T37">A (2)</text:span></text:p>
          <text:p text:style-name="P29"><text:span text:style-name="T37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9" draw:text-style-name="P32" draw:layer="layout" svg:width="12.064cm" svg:height="12.064cm" svg:x="0.212cm" svg:y="6.562cm">
          <text:p text:style-name="P23"><text:span text:style-name="T14">class</text:span><text:span text:style-name="T15"> A {</text:span><text:span text:style-name="T15"><text:line-break/></text:span><text:span text:style-name="T14">public</text:span><text:span text:style-name="T15">: </text:span><text:span text:style-name="T15"><text:line-break/></text:span><text:span text:style-name="T15">   A(</text:span><text:span text:style-name="T14">int</text:span><text:span text:style-name="T15"> a) { </text:span><text:span text:style-name="T15"><text:line-break/></text:span><text:span text:style-name="T15">    <text:s text:c="2"/>std::cout &lt;&lt;</text:span></text:p>
          <text:p text:style-name="P23"><text:span text:style-name="T15"><text:s text:c="6"/></text:span><text:span text:style-name="T29">"A (" </text:span><text:span text:style-name="T15">&lt;&lt; a &lt;&lt; </text:span><text:span text:style-name="T29">") "</text:span><text:span text:style-name="T15"> </text:span><text:span text:style-name="T15"><text:line-break/></text:span><text:span text:style-name="T15">    <text:s text:c="2"/>&lt;&lt; std::endl; </text:span><text:span text:style-name="T15"><text:line-break/></text:span><text:span text:style-name="T15"> <text:s text:c="2"/>} </text:span><text:span text:style-name="T15"><text:line-break/></text:span><text:span text:style-name="T15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11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using pointers (2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I</text:span><text:span text:style-name="T3">n</text:span><text:span text:style-name="T3">it</text:span><text:span text:style-name="T3">i</text:span><text:span text:style-name="T3">a</text:span><text:span text:style-name="T3">li</text:span><text:span text:style-name="T3">z</text:span><text:span text:style-name="T3">a</text:span><text:span text:style-name="T3">ti</text:span><text:span text:style-name="T3">o</text:span><text:span text:style-name="T3">n </text:span><text:span text:style-name="T3">u</text:span><text:span text:style-name="T3">s</text:span><text:span text:style-name="T3">i</text:span><text:span text:style-name="T3">n</text:span><text:span text:style-name="T3">g </text:span><text:span text:style-name="T3">p</text:span><text:span text:style-name="T3">o</text:span><text:span text:style-name="T3">i</text:span><text:span text:style-name="T3">n</text:span><text:span text:style-name="T3">t</text:span><text:span text:style-name="T3">e</text:span><text:span text:style-name="T3">r</text:span><text:span text:style-name="T3">s </text:span><text:span text:style-name="T3">(</text:span><text:span text:style-name="T3">2</text:span><text:span text:style-name="T3">)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custom-shape draw:name="Text Box 4" draw:style-name="gr21" draw:text-style-name="P27" draw:layer="layout" svg:width="12.673cm" svg:height="22.703cm" svg:x="12.171cm" svg:y="2.54cm">
          <text:p text:style-name="P37"><text:span text:style-name="T31">class</text:span><text:span text:style-name="T32"> B { </text:span><text:span text:style-name="T32"><text:line-break/></text:span><text:span text:style-name="T32">   A *_ap; </text:span><text:span text:style-name="T32"><text:line-break/></text:span><text:span text:style-name="T31">public</text:span><text:span text:style-name="T32">: </text:span><text:span text:style-name="T32"><text:line-break/></text:span><text:span text:style-name="T32">   B(</text:span><text:span text:style-name="T31">int</text:span><text:span text:style-name="T32"> i);</text:span></text:p>
          <text:p text:style-name="P37"><text:span text:style-name="T32"><text:s text:c="3"/></text:span><text:span text:style-name="T32">~B();</text:span><text:span text:style-name="T32"><text:line-break/></text:span><text:span text:style-name="T32">}; </text:span></text:p>
          <text:p text:style-name="P37"><text:span text:style-name="T32"><text:line-break/></text:span><text:span text:style-name="T32">B::B(</text:span><text:span text:style-name="T31">int</text:span><text:span text:style-name="T32"> i) </text:span></text:p>
          <text:p text:style-name="P37"><text:span text:style-name="T32"><text:s text:c="3"/></text:span><text:span text:style-name="T32">: _ap (</text:span><text:span text:style-name="T31">new</text:span><text:span text:style-name="T32"> A(i)) <text:s/></text:span></text:p>
          <text:p text:style-name="P37"><text:span text:style-name="T32">{ </text:span><text:span text:style-name="T32"><text:line-break/></text:span><text:span text:style-name="T32">   cout &lt;&lt; </text:span><text:span text:style-name="T34">"B cons\n"</text:span><text:span text:style-name="T32">; </text:span><text:span text:style-name="T32"><text:line-break/></text:span><text:span text:style-name="T32">} </text:span><text:span text:style-name="T32"><text:line-break/></text:span><text:span text:style-name="T32"><text:line-break/></text:span><text:span text:style-name="T32"/></text:p>
          <text:p text:style-name="P37"><text:span text:style-name="T33">B::~B() {</text:span></text:p>
          <text:p text:style-name="P37"><text:span text:style-name="T33"><text:s text:c="3"/></text:span><text:span text:style-name="T33">delete _ap;</text:span></text:p>
          <text:p text:style-name="P37"><text:span text:style-name="T33">}</text:span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6" draw:text-style-name="P27" draw:layer="layout" svg:x1="12.162cm" svg:y1="3.175cm" svg:x2="12.064cm" svg:y2="18.415cm">
          <text:p/>
        </draw:line>
        <draw:custom-shape draw:name="Rectangle 6" draw:style-name="gr30" draw:text-style-name="P43" draw:layer="layout" svg:width="7.619cm" svg:height="4.021cm" svg:x="1.058cm" svg:y="2.328cm">
          <text:p text:style-name="P37"><text:span text:style-name="T31">int</text:span><text:span text:style-name="T32"> main() { </text:span><text:span text:style-name="T32"><text:line-break/></text:span><text:span text:style-name="T32">   B b(</text:span><text:span text:style-name="T35">2</text:span><text:span text:style-name="T32">);</text:span></text:p>
          <text:p text:style-name="P37"><text:span text:style-name="T3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1" draw:text-style-name="P45" draw:layer="layout" svg:width="11.641cm" svg:height="2.319cm" svg:x="13.547cm" svg:y="16.51cm">
          <text:p text:style-name="P44"><text:span text:style-name="T36">// </text:span><text:span text:style-name="T36">output</text:span></text:p>
          <text:p text:style-name="P44"><text:span text:style-name="T37">A (2)</text:span></text:p>
          <text:p text:style-name="P44"><text:span text:style-name="T37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9" draw:text-style-name="P32" draw:layer="layout" svg:width="12.064cm" svg:height="12.064cm" svg:x="0.212cm" svg:y="6.562cm">
          <text:p text:style-name="P23"><text:span text:style-name="T14">class</text:span><text:span text:style-name="T15"> A {</text:span><text:span text:style-name="T15"><text:line-break/></text:span><text:span text:style-name="T14">public</text:span><text:span text:style-name="T15">: </text:span><text:span text:style-name="T15"><text:line-break/></text:span><text:span text:style-name="T15">   A(</text:span><text:span text:style-name="T14">int</text:span><text:span text:style-name="T15"> a) { </text:span><text:span text:style-name="T15"><text:line-break/></text:span><text:span text:style-name="T15">    <text:s text:c="2"/>std::cout &lt;&lt;</text:span></text:p>
          <text:p text:style-name="P23"><text:span text:style-name="T15"><text:s text:c="6"/></text:span><text:span text:style-name="T29">"A (" </text:span><text:span text:style-name="T15">&lt;&lt; a &lt;&lt; </text:span><text:span text:style-name="T29">") "</text:span><text:span text:style-name="T15"> </text:span><text:span text:style-name="T15"><text:line-break/></text:span><text:span text:style-name="T15">    <text:s text:c="2"/>&lt;&lt; std::endl; </text:span><text:span text:style-name="T15"><text:line-break/></text:span><text:span text:style-name="T15"> <text:s text:c="2"/>} </text:span><text:span text:style-name="T15"><text:line-break/></text:span><text:span text:style-name="T15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9" draw:style-name="gr26" draw:text-style-name="P27" draw:layer="layout" svg:width="8.466cm" svg:height="1.41cm" svg:x="13.758cm" svg:y="11.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1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initialization list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41">Advantage</text:span><text:span text:style-name="T41">s of using </text:span><text:span text:style-name="T41">initializatio</text:span><text:span text:style-name="T41">n list <text:s/></text:span><text:span text:style-name="T4">(folder </text:span><text:span text:style-name="T4">0)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32" draw:layer="layout" svg:width="23.706cm" svg:height="7.747cm" svg:x="0.847cm" svg:y="3.175cm" presentation:class="outline" presentation:user-transformed="true">
          <draw:text-box>
            <text:list text:style-name="L4">
              <text:list-item>
                <text:p text:style-name="P46"><text:span text:style-name="T42">Faster – no need for default initializaiton.</text:span></text:p>
              </text:list-item>
              <text:list-item>
                <text:p text:style-name="P46"><text:span text:style-name="T42">Safer – be sure that all components are ready.</text:span></text:p>
              </text:list-item>
              <text:list-item>
                <text:p text:style-name="P46"><text:span text:style-name="T42">Can initialize constants and reference variables.</text:span></text:p>
              </text:list-item>
              <text:list-item>
                <text:p text:style-name="P46"><text:span text:style-name="T42">Can initialize parent class.</text:span></text:p>
              </text:list-item>
            </text:list>
          </draw:text-box>
        </draw:frame>
        <presentation:notes draw:style-name="dp3">
          <draw:page-thumbnail draw:style-name="gr3" draw:layer="layout" svg:width="14.848cm" svg:height="11.136cm" svg:x="3.075cm" svg:y="2.257cm" draw:page-number="1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6" svg:font-family="Arial" style:font-family-generic="swiss" style:font-pitch="fixed"/>
    <style:font-face style:name="Courier New3" svg:font-family="'Courier New'" style:font-family-generic="swiss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2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" draw:display-name="msFillBitmap 1" xlink:href="Pictures/100000000000001000000001D32C84ABC71FCAFD.png" xlink:type="simple" xlink:show="embed" xlink:actuate="onLoad"/>
    <draw:fill-image draw:name="msFillBitmap_20_10" draw:display-name="msFillBitmap 10" xlink:href="Pictures/100000000000001000000001D32C84ABC71FCAFD.png" xlink:type="simple" xlink:show="embed" xlink:actuate="onLoad"/>
    <draw:fill-image draw:name="msFillBitmap_20_2" draw:display-name="msFillBitmap 2" xlink:href="Pictures/100000000000001000000001D32C84ABC71FCAFD.png" xlink:type="simple" xlink:show="embed" xlink:actuate="onLoad"/>
    <draw:fill-image draw:name="msFillBitmap_20_3" draw:display-name="msFillBitmap 3" xlink:href="Pictures/100000000000001000000001D32C84ABC71FCAFD.png" xlink:type="simple" xlink:show="embed" xlink:actuate="onLoad"/>
    <draw:fill-image draw:name="msFillBitmap_20_4" draw:display-name="msFillBitmap 4" xlink:href="Pictures/100000000000001000000001D32C84ABC71FCAFD.png" xlink:type="simple" xlink:show="embed" xlink:actuate="onLoad"/>
    <draw:fill-image draw:name="msFillBitmap_20_5" draw:display-name="msFillBitmap 5" xlink:href="Pictures/100000000000001000000001D32C84ABC71FCAFD.png" xlink:type="simple" xlink:show="embed" xlink:actuate="onLoad"/>
    <draw:fill-image draw:name="msFillBitmap_20_6" draw:display-name="msFillBitmap 6" xlink:href="Pictures/100000000000001000000001D32C84ABC71FCAFD.png" xlink:type="simple" xlink:show="embed" xlink:actuate="onLoad"/>
    <draw:fill-image draw:name="msFillBitmap_20_7" draw:display-name="msFillBitmap 7" xlink:href="Pictures/100000000000001000000001D32C84ABC71FCAFD.png" xlink:type="simple" xlink:show="embed" xlink:actuate="onLoad"/>
    <draw:fill-image draw:name="msFillBitmap_20_8" draw:display-name="msFillBitmap 8" xlink:href="Pictures/100000000000001000000001D32C84ABC71FCAFD.png" xlink:type="simple" xlink:show="embed" xlink:actuate="onLoad"/>
    <draw:fill-image draw:name="msFillBitmap_20_9" draw:display-name="msFillBitmap 9" xlink:href="Pictures/100000000000001000000001D32C84ABC71FCAF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8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9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20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17">17/3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13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</text:span><text:span text:style-name="MT4">לערוך סגנון </text:span><text:span text:style-name="MT4">כותרת של </text:span><text:span text:style-name="MT4">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office:forms form:automatic-focus="false" form:apply-design-mode="false"/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</text:span><text:span text:style-name="MT5">לערוך סגנון </text:span><text:span text:style-name="MT5">כותרת של </text:span><text:span text:style-name="MT5">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13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17">17/3/19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13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</text:span><text:span text:style-name="MT4">לערוך סגנון </text:span><text:span text:style-name="MT4">כותרת של </text:span><text:span text:style-name="MT4">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</text:span><text:span text:style-name="MT5">לערוך סגנון </text:span><text:span text:style-name="MT5">כותרת של </text:span><text:span text:style-name="MT5">תבנית בסיס</text:span></text:p>
        </draw:text-box>
      </draw:frame>
      <draw:frame draw:name="מציין מיקום של מספר שקופית 5" presentation:style-name="Mpr1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13</text:page-number></text:span></text:p>
        </draw:text-box>
      </draw:frame>
      <draw:frame draw:name="מציין מיקום תוכן 7" presentation:style-name="Mpr1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18</meta:editing-cycles>
    <meta:print-date>1999-11-04T13:06:28</meta:print-date>
    <meta:creation-date>1999-10-10T10:49:40</meta:creation-date>
    <dc:date>2019-03-17T12:08:20.562252808</dc:date>
    <meta:editing-duration>P26DT22H7M27S</meta:editing-duration>
    <meta:generator>LibreOffice/6.1.5.2$Linux_X86_64 LibreOffice_project/10$Build-2</meta:generator>
    <meta:document-statistic meta:object-count="180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